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style:shadow="none"/>
      <style:text-properties style:font-name="Calibri" fo:font-weight="bold" officeooo:rsid="0018d9e9" officeooo:paragraph-rsid="0018d9e9" style:font-weight-asian="bold" style:font-weight-complex="bold"/>
    </style:style>
    <style:style style:name="P3"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4" style:family="paragraph" style:parent-style-name="Standard">
      <loext:graphic-properties draw:fill-image-width="0cm" draw:fill-image-height="0cm"/>
      <style:paragraph-properties fo:line-height="100%" fo:text-align="start" style:justify-single-word="false" style:shadow="none"/>
      <style:text-properties style:font-name="Calibri" officeooo:rsid="0018d9e9" officeooo:paragraph-rsid="0018d9e9"/>
    </style:style>
    <style:style style:name="P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120f524" officeooo:paragraph-rsid="0120f524" style:font-weight-asian="bold" style:font-weight-complex="bold"/>
    </style:style>
    <style:style style:name="P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decb6c" officeooo:paragraph-rsid="00decb6c" style:font-weight-asian="bold" style:font-weight-complex="bold"/>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8abfb" officeooo:paragraph-rsid="00e8abfb" style:font-weight-asian="bold" style:font-weight-complex="bold"/>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a6bcd" officeooo:paragraph-rsid="00ea6bcd" style:font-weight-asian="bold" style:font-weight-complex="bold"/>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ed8a65" officeooo:paragraph-rsid="00ed8a65" style:font-weight-asian="bold" style:font-weight-complex="bold"/>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57523" officeooo:paragraph-rsid="00f57523" style:font-weight-asian="bold" style:font-weight-complex="bold"/>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fd3cec" officeooo:paragraph-rsid="01030e1c" style:font-weight-asian="bold" style:font-weight-complex="bold"/>
    </style:style>
    <style:style style:name="P1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40e7d" officeooo:paragraph-rsid="01040e7d" style:font-weight-asian="bold" style:font-weight-complex="bold"/>
    </style:style>
    <style:style style:name="P1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08f547" officeooo:paragraph-rsid="0108f547" style:font-weight-asian="bold" style:font-weight-complex="bold"/>
    </style:style>
    <style:style style:name="P1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14245b9" officeooo:paragraph-rsid="014245b9" style:font-weight-asian="bold" style:font-weight-complex="bold"/>
    </style:style>
    <style:style style:name="P1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decb6c" officeooo:paragraph-rsid="00decb6c" style:font-weight-asian="normal" style:font-weight-complex="normal"/>
    </style:style>
    <style:style style:name="P1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e8abfb" style:font-weight-asian="normal" style:font-weight-complex="normal"/>
    </style:style>
    <style:style style:name="P1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f57523" style:font-weight-asian="normal" style:font-weight-complex="normal"/>
    </style:style>
    <style:style style:name="P1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04a7b" officeooo:paragraph-rsid="00ed8a65" style:font-weight-asian="normal" style:font-weight-complex="normal"/>
    </style:style>
    <style:style style:name="P2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57523" officeooo:paragraph-rsid="00f57523" style:font-weight-asian="normal" style:font-weight-complex="normal"/>
    </style:style>
    <style:style style:name="P2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e6f85" officeooo:paragraph-rsid="01030e1c" style:font-weight-asian="normal" style:font-weight-complex="normal"/>
    </style:style>
    <style:style style:name="P2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60d06" officeooo:paragraph-rsid="010a3bc7" style:font-weight-asian="normal" style:font-weight-complex="normal"/>
    </style:style>
    <style:style style:name="P2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60d06" officeooo:paragraph-rsid="01060d06" style:font-weight-asian="normal" style:font-weight-complex="normal"/>
    </style:style>
    <style:style style:name="P2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090e6f" officeooo:paragraph-rsid="010d1af9" style:font-weight-asian="normal" style:font-weight-complex="normal"/>
    </style:style>
    <style:style style:name="P2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14245b9" officeooo:paragraph-rsid="014245b9" style:font-weight-asian="normal" style:font-weight-complex="normal"/>
    </style:style>
    <style:style style:name="P26"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10b9e" officeooo:paragraph-rsid="00f1e6a4" style:font-weight-asian="normal" style:font-weight-complex="normal"/>
    </style:style>
    <style:style style:name="P2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10b9e" officeooo:paragraph-rsid="020efe5a" style:font-weight-asian="normal" style:font-weight-complex="normal"/>
    </style:style>
    <style:style style:name="P2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fa63c7" officeooo:paragraph-rsid="01030e1c" style:font-weight-asian="normal" style:font-weight-complex="normal"/>
    </style:style>
    <style:style style:name="P2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4c627" officeooo:paragraph-rsid="00ed8a65" style:font-weight-asian="normal" style:font-weight-complex="normal"/>
    </style:style>
    <style:style style:name="P3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12c39e7" officeooo:paragraph-rsid="012c39e7" style:font-size-asian="16pt" style:font-weight-asian="bold" style:font-size-complex="16pt" style:font-weight-complex="bold"/>
    </style:style>
    <style:style style:name="P3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0ed8a65" officeooo:paragraph-rsid="0120f524" style:font-size-asian="16pt" style:font-weight-asian="bold" style:font-size-complex="16pt" style:font-weight-complex="bold"/>
    </style:style>
    <style:style style:name="P3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1a817cc" officeooo:paragraph-rsid="01a817cc" style:font-size-asian="16pt" style:font-weight-asian="bold" style:font-size-complex="16pt" style:font-weight-complex="bold"/>
    </style:style>
    <style:style style:name="P3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1aa06b7" officeooo:paragraph-rsid="01aa06b7" style:font-size-asian="16pt" style:font-weight-asian="bold" style:font-size-complex="16pt" style:font-weight-complex="bold"/>
    </style:style>
    <style:style style:name="P3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22e44a3" officeooo:paragraph-rsid="022e44a3" style:font-size-asian="16pt" style:font-weight-asian="bold" style:font-size-complex="16pt" style:font-weight-complex="bold"/>
    </style:style>
    <style:style style:name="P3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6pt" style:text-underline-style="solid" style:text-underline-width="auto" style:text-underline-color="font-color" fo:font-weight="bold" officeooo:rsid="022e44a3" officeooo:paragraph-rsid="0236bedc" style:font-size-asian="16pt" style:font-weight-asian="bold" style:font-size-complex="16pt" style:font-weight-complex="bold"/>
    </style:style>
    <style:style style:name="P3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aa06b7" officeooo:paragraph-rsid="01b92c74" style:font-size-asian="10.5pt" style:font-weight-asian="bold" style:font-size-complex="12pt" style:font-weight-complex="bold"/>
    </style:style>
    <style:style style:name="P3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aa06b7" officeooo:paragraph-rsid="01bdcaf3" style:font-size-asian="10.5pt" style:font-weight-asian="bold" style:font-size-complex="12pt" style:font-weight-complex="bold"/>
    </style:style>
    <style:style style:name="P3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c0495a" style:font-size-asian="10.5pt" style:font-weight-asian="bold" style:font-size-complex="12pt" style:font-weight-complex="bold"/>
    </style:style>
    <style:style style:name="P3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c2f5ad" style:font-size-asian="10.5pt" style:font-weight-asian="bold" style:font-size-complex="12pt" style:font-weight-complex="bold"/>
    </style:style>
    <style:style style:name="P4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0495a" officeooo:paragraph-rsid="01f388b9" style:font-size-asian="10.5pt" style:font-weight-asian="bold" style:font-size-complex="12pt" style:font-weight-complex="bold"/>
    </style:style>
    <style:style style:name="P4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4c5bc" officeooo:paragraph-rsid="01c4c5bc" style:font-size-asian="10.5pt" style:font-weight-asian="bold" style:font-size-complex="12pt" style:font-weight-complex="bold"/>
    </style:style>
    <style:style style:name="P4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5834a" officeooo:paragraph-rsid="01c5834a" style:font-size-asian="10.5pt" style:font-weight-asian="bold" style:font-size-complex="12pt" style:font-weight-complex="bold"/>
    </style:style>
    <style:style style:name="P4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c70956" style:font-size-asian="10.5pt" style:font-weight-asian="bold" style:font-size-complex="12pt" style:font-weight-complex="bold"/>
    </style:style>
    <style:style style:name="P4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cd3e85" style:font-size-asian="10.5pt" style:font-weight-asian="bold" style:font-size-complex="12pt" style:font-weight-complex="bold"/>
    </style:style>
    <style:style style:name="P4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451c8" style:font-size-asian="10.5pt" style:font-weight-asian="bold" style:font-size-complex="12pt" style:font-weight-complex="bold"/>
    </style:style>
    <style:style style:name="P4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74837" style:font-size-asian="10.5pt" style:font-weight-asian="bold" style:font-size-complex="12pt" style:font-weight-complex="bold"/>
    </style:style>
    <style:style style:name="P4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9d008" style:font-size-asian="10.5pt" style:font-weight-asian="bold" style:font-size-complex="12pt" style:font-weight-complex="bold"/>
    </style:style>
    <style:style style:name="P4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badbc" style:font-size-asian="10.5pt" style:font-weight-asian="bold" style:font-size-complex="12pt" style:font-weight-complex="bold"/>
    </style:style>
    <style:style style:name="P4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dcbf57" style:font-size-asian="10.5pt" style:font-weight-asian="bold" style:font-size-complex="12pt" style:font-weight-complex="bold"/>
    </style:style>
    <style:style style:name="P5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0b39b" style:font-size-asian="10.5pt" style:font-weight-asian="bold" style:font-size-complex="12pt" style:font-weight-complex="bold"/>
    </style:style>
    <style:style style:name="P5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15fa4" style:font-size-asian="10.5pt" style:font-weight-asian="bold" style:font-size-complex="12pt" style:font-weight-complex="bold"/>
    </style:style>
    <style:style style:name="P5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254ef" style:font-size-asian="10.5pt" style:font-weight-asian="bold" style:font-size-complex="12pt" style:font-weight-complex="bold"/>
    </style:style>
    <style:style style:name="P5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4fe21" style:font-size-asian="10.5pt" style:font-weight-asian="bold" style:font-size-complex="12pt" style:font-weight-complex="bold"/>
    </style:style>
    <style:style style:name="P5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9a29e" style:font-size-asian="10.5pt" style:font-weight-asian="bold" style:font-size-complex="12pt" style:font-weight-complex="bold"/>
    </style:style>
    <style:style style:name="P5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c8107" style:font-size-asian="10.5pt" style:font-weight-asian="bold" style:font-size-complex="12pt" style:font-weight-complex="bold"/>
    </style:style>
    <style:style style:name="P5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cebfa" style:font-size-asian="10.5pt" style:font-weight-asian="bold" style:font-size-complex="12pt" style:font-weight-complex="bold"/>
    </style:style>
    <style:style style:name="P5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1ed5faf" style:font-size-asian="10.5pt" style:font-weight-asian="bold" style:font-size-complex="12pt" style:font-weight-complex="bold"/>
    </style:style>
    <style:style style:name="P5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1c70956" officeooo:paragraph-rsid="0228983e" style:font-size-asian="10.5pt" style:font-weight-asian="bold" style:font-size-complex="12pt" style:font-weight-complex="bold"/>
    </style:style>
    <style:style style:name="P5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22e44a3" officeooo:paragraph-rsid="0233d7a8" style:font-size-asian="10.5pt" style:font-weight-asian="bold" style:font-size-complex="12pt" style:font-weight-complex="bold"/>
    </style:style>
    <style:style style:name="P6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22e44a3" officeooo:paragraph-rsid="0238eb28" style:font-size-asian="10.5pt" style:font-weight-asian="bold" style:font-size-complex="12pt" style:font-weight-complex="bold"/>
    </style:style>
    <style:style style:name="P6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solid" style:text-underline-width="auto" style:text-underline-color="font-color" fo:font-weight="bold" officeooo:rsid="02301099" officeooo:paragraph-rsid="02301099" style:font-size-asian="10.5pt" style:font-weight-asian="bold" style:font-size-complex="12pt" style:font-weight-complex="bold"/>
    </style:style>
    <style:style style:name="P6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22e615" officeooo:paragraph-rsid="0128fee5" style:font-size-asian="10.5pt" style:font-weight-asian="bold" style:font-size-complex="12pt" style:font-weight-complex="bold"/>
    </style:style>
    <style:style style:name="P6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3d18b3" officeooo:paragraph-rsid="01b92c74" style:font-size-asian="10.5pt" style:font-weight-asian="bold" style:font-size-complex="12pt" style:font-weight-complex="bold"/>
    </style:style>
    <style:style style:name="P6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caf62" style:font-size-asian="10.5pt" style:font-weight-asian="bold" style:font-size-complex="12pt" style:font-weight-complex="bold"/>
    </style:style>
    <style:style style:name="P6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e6c2a" style:font-size-asian="10.5pt" style:font-weight-asian="bold" style:font-size-complex="12pt" style:font-weight-complex="bold"/>
    </style:style>
    <style:style style:name="P6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20ad7c5" style:font-size-asian="10.5pt" style:font-weight-asian="bold" style:font-size-complex="12pt" style:font-weight-complex="bold"/>
    </style:style>
    <style:style style:name="P6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4d45ed" style:font-size-asian="10.5pt" style:font-weight-asian="bold" style:font-size-complex="12pt" style:font-weight-complex="bold"/>
    </style:style>
    <style:style style:name="P6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4f6efd" style:font-size-asian="10.5pt" style:font-weight-asian="bold" style:font-size-complex="12pt" style:font-weight-complex="bold"/>
    </style:style>
    <style:style style:name="P6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5918c1" style:font-size-asian="10.5pt" style:font-weight-asian="bold" style:font-size-complex="12pt" style:font-weight-complex="bold"/>
    </style:style>
    <style:style style:name="P7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5b39a2" style:font-size-asian="10.5pt" style:font-weight-asian="bold" style:font-size-complex="12pt" style:font-weight-complex="bold"/>
    </style:style>
    <style:style style:name="P7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18aca" style:font-size-asian="10.5pt" style:font-weight-asian="bold" style:font-size-complex="12pt" style:font-weight-complex="bold"/>
    </style:style>
    <style:style style:name="P7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4d630" style:font-size-asian="10.5pt" style:font-weight-asian="bold" style:font-size-complex="12pt" style:font-weight-complex="bold"/>
    </style:style>
    <style:style style:name="P7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166564d" style:font-size-asian="10.5pt" style:font-weight-asian="bold" style:font-size-complex="12pt" style:font-weight-complex="bold"/>
    </style:style>
    <style:style style:name="P7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d45ed" officeooo:paragraph-rsid="0205c35f" style:font-size-asian="10.5pt" style:font-weight-asian="bold" style:font-size-complex="12pt" style:font-weight-complex="bold"/>
    </style:style>
    <style:style style:name="P7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e6c2a" officeooo:paragraph-rsid="014f6efd" style:font-size-asian="10.5pt" style:font-weight-asian="bold" style:font-size-complex="12pt" style:font-weight-complex="bold"/>
    </style:style>
    <style:style style:name="P7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e6c2a" officeooo:paragraph-rsid="020ad7c5" style:font-size-asian="10.5pt" style:font-weight-asian="bold" style:font-size-complex="12pt" style:font-weight-complex="bold"/>
    </style:style>
    <style:style style:name="P7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d45ed" officeooo:paragraph-rsid="014f6efd" style:font-size-asian="10.5pt" style:font-weight-asian="normal" style:font-size-complex="12pt" style:font-weight-complex="normal"/>
    </style:style>
    <style:style style:name="P7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d45ed" officeooo:paragraph-rsid="014d45ed" style:font-size-asian="10.5pt" style:font-weight-asian="normal" style:font-size-complex="12pt" style:font-weight-complex="normal"/>
    </style:style>
    <style:style style:name="P7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caf62" officeooo:paragraph-rsid="014e6c2a" style:font-size-asian="10.5pt" style:font-weight-asian="normal" style:font-size-complex="12pt" style:font-weight-complex="normal"/>
    </style:style>
    <style:style style:name="P8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4e6c2a" officeooo:paragraph-rsid="014e6c2a" style:font-size-asian="10.5pt" style:font-weight-asian="normal" style:font-size-complex="12pt" style:font-weight-complex="normal"/>
    </style:style>
    <style:style style:name="P8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50e593" officeooo:paragraph-rsid="014caf62" style:font-size-asian="10.5pt" style:font-weight-asian="normal" style:font-size-complex="12pt" style:font-weight-complex="normal"/>
    </style:style>
    <style:style style:name="P8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3a7a50" officeooo:paragraph-rsid="0128fee5" style:font-size-asian="10.5pt" style:font-weight-asian="normal" style:font-size-complex="12pt" style:font-weight-complex="normal"/>
    </style:style>
    <style:style style:name="P83"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b6e47b" officeooo:paragraph-rsid="01b92c74" style:font-size-asian="10.5pt" style:font-weight-asian="normal" style:font-size-complex="12pt" style:font-weight-complex="normal"/>
    </style:style>
    <style:style style:name="P84"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c0495a" officeooo:paragraph-rsid="01bdcaf3" style:font-size-asian="10.5pt" style:font-weight-asian="normal" style:font-size-complex="12pt" style:font-weight-complex="normal"/>
    </style:style>
    <style:style style:name="P85"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c70956" officeooo:paragraph-rsid="01c70956" style:font-size-asian="10.5pt" style:font-weight-asian="normal" style:font-size-complex="12pt" style:font-weight-complex="normal"/>
    </style:style>
    <style:style style:name="P86"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1ed6f47" officeooo:paragraph-rsid="01c0495a" style:font-size-asian="10.5pt" style:font-weight-asian="normal" style:font-size-complex="12pt" style:font-weight-complex="normal"/>
    </style:style>
    <style:style style:name="P87"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22e44a3" officeooo:paragraph-rsid="022e44a3" style:font-size-asian="10.5pt" style:font-weight-asian="normal" style:font-size-complex="12pt" style:font-weight-complex="normal"/>
    </style:style>
    <style:style style:name="P88"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22e44a3" officeooo:paragraph-rsid="0238eb28" style:font-size-asian="10.5pt" style:font-weight-asian="normal" style:font-size-complex="12pt" style:font-weight-complex="normal"/>
    </style:style>
    <style:style style:name="P89"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normal" officeooo:rsid="0230701e" officeooo:paragraph-rsid="0230701e" style:font-size-asian="10.5pt" style:font-weight-asian="normal" style:font-size-complex="12pt" style:font-weight-complex="normal"/>
    </style:style>
    <style:style style:name="P90"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22e44a3" officeooo:paragraph-rsid="022e44a3" style:font-size-asian="10.5pt" style:font-weight-asian="bold" style:font-size-complex="12pt" style:font-weight-complex="bold"/>
    </style:style>
    <style:style style:name="P91"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22e44a3" officeooo:paragraph-rsid="0238eb28" style:font-size-asian="10.5pt" style:font-weight-asian="bold" style:font-size-complex="12pt" style:font-weight-complex="bold"/>
    </style:style>
    <style:style style:name="P92" style:family="paragraph" style:parent-style-name="Standard">
      <loext:graphic-properties draw:fill-image-width="0cm" draw:fill-image-height="0cm"/>
      <style:paragraph-properties fo:line-height="100%" style:shadow="none"/>
      <style:text-properties style:text-line-through-style="none" style:text-line-through-type="none" style:font-name="Calibri" fo:font-size="12pt" style:text-underline-style="none" fo:font-weight="bold" officeooo:rsid="014caf62" officeooo:paragraph-rsid="014e6c2a"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14f2fa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a82e0b" style:font-weight-asian="normal" style:font-weight-complex="normal"/>
    </style:style>
    <style:style style:name="T5" style:family="text">
      <style:text-properties fo:font-weight="normal" officeooo:rsid="00defafe" style:font-weight-asian="normal" style:font-weight-complex="normal"/>
    </style:style>
    <style:style style:name="T6" style:family="text">
      <style:text-properties fo:font-weight="normal" officeooo:rsid="0124b3e1" style:font-weight-asian="normal" style:font-weight-complex="normal"/>
    </style:style>
    <style:style style:name="T7" style:family="text">
      <style:text-properties fo:font-weight="normal" officeooo:rsid="012510b9" style:font-weight-asian="normal" style:font-weight-complex="normal"/>
    </style:style>
    <style:style style:name="T8" style:family="text">
      <style:text-properties fo:font-weight="normal" officeooo:rsid="01264e43" style:font-weight-asian="normal" style:font-weight-complex="normal"/>
    </style:style>
    <style:style style:name="T9" style:family="text">
      <style:text-properties fo:font-weight="normal" officeooo:rsid="0126a5bc" style:font-weight-asian="normal" style:font-weight-complex="normal"/>
    </style:style>
    <style:style style:name="T10" style:family="text">
      <style:text-properties fo:font-weight="normal" officeooo:rsid="01277709" style:font-weight-asian="normal" style:font-weight-complex="normal"/>
    </style:style>
    <style:style style:name="T11" style:family="text">
      <style:text-properties fo:font-weight="normal" officeooo:rsid="0128fee5" style:font-weight-asian="normal" style:font-weight-complex="normal"/>
    </style:style>
    <style:style style:name="T12" style:family="text">
      <style:text-properties fo:font-weight="normal" officeooo:rsid="01295653" style:font-weight-asian="normal" style:font-weight-complex="normal"/>
    </style:style>
    <style:style style:name="T13" style:family="text">
      <style:text-properties fo:font-weight="normal" officeooo:rsid="012ee9f2" style:font-weight-asian="normal" style:font-weight-complex="normal"/>
    </style:style>
    <style:style style:name="T14" style:family="text">
      <style:text-properties fo:font-weight="normal" officeooo:rsid="01304958" style:font-weight-asian="normal" style:font-weight-complex="normal"/>
    </style:style>
    <style:style style:name="T15" style:family="text">
      <style:text-properties fo:font-weight="normal" officeooo:rsid="0131fe91" style:font-weight-asian="normal" style:font-weight-complex="normal"/>
    </style:style>
    <style:style style:name="T16" style:family="text">
      <style:text-properties fo:font-weight="normal" officeooo:rsid="0132cef7" style:font-weight-asian="normal" style:font-weight-complex="normal"/>
    </style:style>
    <style:style style:name="T17" style:family="text">
      <style:text-properties fo:font-weight="normal" officeooo:rsid="01349e60" style:font-weight-asian="normal" style:font-weight-complex="normal"/>
    </style:style>
    <style:style style:name="T18" style:family="text">
      <style:text-properties fo:font-weight="normal" officeooo:rsid="0136b0c6" style:font-weight-asian="normal" style:font-weight-complex="normal"/>
    </style:style>
    <style:style style:name="T19" style:family="text">
      <style:text-properties fo:font-weight="normal" officeooo:rsid="01374eba" style:font-weight-asian="normal" style:font-weight-complex="normal"/>
    </style:style>
    <style:style style:name="T20" style:family="text">
      <style:text-properties fo:font-weight="normal" officeooo:rsid="013a7a50" style:font-weight-asian="normal" style:font-weight-complex="normal"/>
    </style:style>
    <style:style style:name="T21" style:family="text">
      <style:text-properties fo:font-weight="normal" officeooo:rsid="013e4540" style:font-weight-asian="normal" style:font-weight-complex="normal"/>
    </style:style>
    <style:style style:name="T22" style:family="text">
      <style:text-properties fo:font-weight="normal" officeooo:rsid="0140adbd" style:font-weight-asian="normal" style:font-weight-complex="normal"/>
    </style:style>
    <style:style style:name="T23" style:family="text">
      <style:text-properties fo:font-weight="normal" officeooo:rsid="014245b9" style:font-weight-asian="normal" style:font-weight-complex="normal"/>
    </style:style>
    <style:style style:name="T24" style:family="text">
      <style:text-properties fo:font-weight="normal" officeooo:rsid="0149f72e" style:font-weight-asian="normal" style:font-weight-complex="normal"/>
    </style:style>
    <style:style style:name="T25" style:family="text">
      <style:text-properties fo:font-weight="normal" officeooo:rsid="014af9f7" style:font-weight-asian="normal" style:font-weight-complex="normal"/>
    </style:style>
    <style:style style:name="T26" style:family="text">
      <style:text-properties fo:font-weight="normal" officeooo:rsid="014b3d34" style:font-weight-asian="normal" style:font-weight-complex="normal"/>
    </style:style>
    <style:style style:name="T27" style:family="text">
      <style:text-properties fo:font-weight="normal" officeooo:rsid="014f2fa8" style:font-weight-asian="normal" style:font-weight-complex="normal"/>
    </style:style>
    <style:style style:name="T28" style:family="text">
      <style:text-properties fo:font-weight="normal" officeooo:rsid="014f6efd" style:font-weight-asian="normal" style:font-weight-complex="normal"/>
    </style:style>
    <style:style style:name="T29" style:family="text">
      <style:text-properties fo:font-weight="normal" officeooo:rsid="015603a2" style:font-weight-asian="normal" style:font-weight-complex="normal"/>
    </style:style>
    <style:style style:name="T30" style:family="text">
      <style:text-properties fo:font-weight="normal" officeooo:rsid="015918c1" style:font-weight-asian="normal" style:font-weight-complex="normal"/>
    </style:style>
    <style:style style:name="T31" style:family="text">
      <style:text-properties fo:font-weight="normal" officeooo:rsid="015b8a72" style:font-weight-asian="normal" style:font-weight-complex="normal"/>
    </style:style>
    <style:style style:name="T32" style:family="text">
      <style:text-properties fo:font-weight="normal" officeooo:rsid="015c8340" style:font-weight-asian="normal" style:font-weight-complex="normal"/>
    </style:style>
    <style:style style:name="T33" style:family="text">
      <style:text-properties fo:font-weight="normal" officeooo:rsid="015ce7d6" style:font-weight-asian="normal" style:font-weight-complex="normal"/>
    </style:style>
    <style:style style:name="T34" style:family="text">
      <style:text-properties fo:font-weight="normal" officeooo:rsid="015d635f" style:font-weight-asian="normal" style:font-weight-complex="normal"/>
    </style:style>
    <style:style style:name="T35" style:family="text">
      <style:text-properties fo:font-weight="normal" officeooo:rsid="01600b2e" style:font-weight-asian="normal" style:font-weight-complex="normal"/>
    </style:style>
    <style:style style:name="T36" style:family="text">
      <style:text-properties fo:font-weight="normal" officeooo:rsid="01603b8e" style:font-weight-asian="normal" style:font-weight-complex="normal"/>
    </style:style>
    <style:style style:name="T37" style:family="text">
      <style:text-properties fo:font-weight="normal" officeooo:rsid="01618aca" style:font-weight-asian="normal" style:font-weight-complex="normal"/>
    </style:style>
    <style:style style:name="T38" style:family="text">
      <style:text-properties fo:font-weight="normal" officeooo:rsid="0162d6ac" style:font-weight-asian="normal" style:font-weight-complex="normal"/>
    </style:style>
    <style:style style:name="T39" style:family="text">
      <style:text-properties fo:font-weight="normal" officeooo:rsid="0165665a" style:font-weight-asian="normal" style:font-weight-complex="normal"/>
    </style:style>
    <style:style style:name="T40" style:family="text">
      <style:text-properties fo:font-weight="normal" officeooo:rsid="0166564d" style:font-weight-asian="normal" style:font-weight-complex="normal"/>
    </style:style>
    <style:style style:name="T41" style:family="text">
      <style:text-properties fo:font-weight="normal" officeooo:rsid="0167e707" style:font-weight-asian="normal" style:font-weight-complex="normal"/>
    </style:style>
    <style:style style:name="T42" style:family="text">
      <style:text-properties fo:font-weight="normal" officeooo:rsid="01686045" style:font-weight-asian="normal" style:font-weight-complex="normal"/>
    </style:style>
    <style:style style:name="T43" style:family="text">
      <style:text-properties fo:font-weight="normal" officeooo:rsid="0169d6bc" style:font-weight-asian="normal" style:font-weight-complex="normal"/>
    </style:style>
    <style:style style:name="T44" style:family="text">
      <style:text-properties fo:font-weight="normal" officeooo:rsid="016b46c3" style:font-weight-asian="normal" style:font-weight-complex="normal"/>
    </style:style>
    <style:style style:name="T45" style:family="text">
      <style:text-properties fo:font-weight="normal" officeooo:rsid="016c9164" style:font-weight-asian="normal" style:font-weight-complex="normal"/>
    </style:style>
    <style:style style:name="T46" style:family="text">
      <style:text-properties fo:font-weight="normal" officeooo:rsid="01729f36" style:font-weight-asian="normal" style:font-weight-complex="normal"/>
    </style:style>
    <style:style style:name="T47" style:family="text">
      <style:text-properties fo:font-weight="normal" officeooo:rsid="017a9ef2" style:font-weight-asian="normal" style:font-weight-complex="normal"/>
    </style:style>
    <style:style style:name="T48" style:family="text">
      <style:text-properties fo:font-weight="normal" officeooo:rsid="017c9330" style:font-weight-asian="normal" style:font-weight-complex="normal"/>
    </style:style>
    <style:style style:name="T49" style:family="text">
      <style:text-properties fo:font-weight="normal" officeooo:rsid="017d4508" style:font-weight-asian="normal" style:font-weight-complex="normal"/>
    </style:style>
    <style:style style:name="T50" style:family="text">
      <style:text-properties fo:font-weight="normal" officeooo:rsid="017e05f7" style:font-weight-asian="normal" style:font-weight-complex="normal"/>
    </style:style>
    <style:style style:name="T51" style:family="text">
      <style:text-properties fo:font-weight="normal" officeooo:rsid="017f643f" style:font-weight-asian="normal" style:font-weight-complex="normal"/>
    </style:style>
    <style:style style:name="T52" style:family="text">
      <style:text-properties fo:font-weight="normal" officeooo:rsid="017f88ad" style:font-weight-asian="normal" style:font-weight-complex="normal"/>
    </style:style>
    <style:style style:name="T53" style:family="text">
      <style:text-properties fo:font-weight="normal" officeooo:rsid="01814086" style:font-weight-asian="normal" style:font-weight-complex="normal"/>
    </style:style>
    <style:style style:name="T54" style:family="text">
      <style:text-properties fo:font-weight="normal" officeooo:rsid="0181dfaf" style:font-weight-asian="normal" style:font-weight-complex="normal"/>
    </style:style>
    <style:style style:name="T55" style:family="text">
      <style:text-properties fo:font-weight="normal" officeooo:rsid="01822321" style:font-weight-asian="normal" style:font-weight-complex="normal"/>
    </style:style>
    <style:style style:name="T56" style:family="text">
      <style:text-properties fo:font-weight="normal" officeooo:rsid="0183c030" style:font-weight-asian="normal" style:font-weight-complex="normal"/>
    </style:style>
    <style:style style:name="T57" style:family="text">
      <style:text-properties fo:font-weight="normal" officeooo:rsid="0183c397" style:font-weight-asian="normal" style:font-weight-complex="normal"/>
    </style:style>
    <style:style style:name="T58" style:family="text">
      <style:text-properties fo:font-weight="normal" officeooo:rsid="01856613" style:font-weight-asian="normal" style:font-weight-complex="normal"/>
    </style:style>
    <style:style style:name="T59" style:family="text">
      <style:text-properties fo:font-weight="normal" officeooo:rsid="018715be" style:font-weight-asian="normal" style:font-weight-complex="normal"/>
    </style:style>
    <style:style style:name="T60" style:family="text">
      <style:text-properties fo:font-weight="normal" officeooo:rsid="01890b00" style:font-weight-asian="normal" style:font-weight-complex="normal"/>
    </style:style>
    <style:style style:name="T61" style:family="text">
      <style:text-properties fo:font-weight="normal" officeooo:rsid="01893f9f" style:font-weight-asian="normal" style:font-weight-complex="normal"/>
    </style:style>
    <style:style style:name="T62" style:family="text">
      <style:text-properties fo:font-weight="normal" officeooo:rsid="01895d34" style:font-weight-asian="normal" style:font-weight-complex="normal"/>
    </style:style>
    <style:style style:name="T63" style:family="text">
      <style:text-properties fo:font-weight="normal" officeooo:rsid="0189f019" style:font-weight-asian="normal" style:font-weight-complex="normal"/>
    </style:style>
    <style:style style:name="T64" style:family="text">
      <style:text-properties fo:font-weight="normal" officeooo:rsid="018b3261" style:font-weight-asian="normal" style:font-weight-complex="normal"/>
    </style:style>
    <style:style style:name="T65" style:family="text">
      <style:text-properties fo:font-weight="normal" officeooo:rsid="018bd0c8" style:font-weight-asian="normal" style:font-weight-complex="normal"/>
    </style:style>
    <style:style style:name="T66" style:family="text">
      <style:text-properties fo:font-weight="normal" officeooo:rsid="018c36f7" style:font-weight-asian="normal" style:font-weight-complex="normal"/>
    </style:style>
    <style:style style:name="T67" style:family="text">
      <style:text-properties fo:font-weight="normal" officeooo:rsid="018cd914" style:font-weight-asian="normal" style:font-weight-complex="normal"/>
    </style:style>
    <style:style style:name="T68" style:family="text">
      <style:text-properties fo:font-weight="normal" officeooo:rsid="018eb887" style:font-weight-asian="normal" style:font-weight-complex="normal"/>
    </style:style>
    <style:style style:name="T69" style:family="text">
      <style:text-properties fo:font-weight="normal" officeooo:rsid="018f1ffc" style:font-weight-asian="normal" style:font-weight-complex="normal"/>
    </style:style>
    <style:style style:name="T70" style:family="text">
      <style:text-properties fo:font-weight="normal" officeooo:rsid="0190bc08" style:font-weight-asian="normal" style:font-weight-complex="normal"/>
    </style:style>
    <style:style style:name="T71" style:family="text">
      <style:text-properties fo:font-weight="normal" officeooo:rsid="019198e5" style:font-weight-asian="normal" style:font-weight-complex="normal"/>
    </style:style>
    <style:style style:name="T72" style:family="text">
      <style:text-properties fo:font-weight="normal" officeooo:rsid="0191b054" style:font-weight-asian="normal" style:font-weight-complex="normal"/>
    </style:style>
    <style:style style:name="T73" style:family="text">
      <style:text-properties fo:font-weight="normal" officeooo:rsid="01935a51" style:font-weight-asian="normal" style:font-weight-complex="normal"/>
    </style:style>
    <style:style style:name="T74" style:family="text">
      <style:text-properties fo:font-weight="normal" officeooo:rsid="0194170a" style:font-weight-asian="normal" style:font-weight-complex="normal"/>
    </style:style>
    <style:style style:name="T75" style:family="text">
      <style:text-properties fo:font-weight="normal" officeooo:rsid="0195f247" style:font-weight-asian="normal" style:font-weight-complex="normal"/>
    </style:style>
    <style:style style:name="T76" style:family="text">
      <style:text-properties fo:font-weight="normal" officeooo:rsid="01965cb4" style:font-weight-asian="normal" style:font-weight-complex="normal"/>
    </style:style>
    <style:style style:name="T77" style:family="text">
      <style:text-properties fo:font-weight="normal" officeooo:rsid="019835df" style:font-weight-asian="normal" style:font-weight-complex="normal"/>
    </style:style>
    <style:style style:name="T78" style:family="text">
      <style:text-properties fo:font-weight="normal" officeooo:rsid="01985211" style:font-weight-asian="normal" style:font-weight-complex="normal"/>
    </style:style>
    <style:style style:name="T79" style:family="text">
      <style:text-properties fo:font-weight="normal" officeooo:rsid="0198a816" style:font-weight-asian="normal" style:font-weight-complex="normal"/>
    </style:style>
    <style:style style:name="T80" style:family="text">
      <style:text-properties fo:font-weight="normal" officeooo:rsid="019a0386" style:font-weight-asian="normal" style:font-weight-complex="normal"/>
    </style:style>
    <style:style style:name="T81" style:family="text">
      <style:text-properties fo:font-weight="normal" officeooo:rsid="019a3399" style:font-weight-asian="normal" style:font-weight-complex="normal"/>
    </style:style>
    <style:style style:name="T82" style:family="text">
      <style:text-properties fo:font-weight="normal" officeooo:rsid="019bb5cd" style:font-weight-asian="normal" style:font-weight-complex="normal"/>
    </style:style>
    <style:style style:name="T83" style:family="text">
      <style:text-properties fo:font-weight="normal" officeooo:rsid="019c2ff0" style:font-weight-asian="normal" style:font-weight-complex="normal"/>
    </style:style>
    <style:style style:name="T84" style:family="text">
      <style:text-properties fo:font-weight="normal" officeooo:rsid="019d85cf" style:font-weight-asian="normal" style:font-weight-complex="normal"/>
    </style:style>
    <style:style style:name="T85" style:family="text">
      <style:text-properties fo:font-weight="normal" officeooo:rsid="019d8e06" style:font-weight-asian="normal" style:font-weight-complex="normal"/>
    </style:style>
    <style:style style:name="T86" style:family="text">
      <style:text-properties fo:font-weight="normal" officeooo:rsid="019f0c3a" style:font-weight-asian="normal" style:font-weight-complex="normal"/>
    </style:style>
    <style:style style:name="T87" style:family="text">
      <style:text-properties fo:font-weight="normal" officeooo:rsid="01a06ccb" style:font-weight-asian="normal" style:font-weight-complex="normal"/>
    </style:style>
    <style:style style:name="T88" style:family="text">
      <style:text-properties fo:font-weight="normal" officeooo:rsid="01a08273" style:font-weight-asian="normal" style:font-weight-complex="normal"/>
    </style:style>
    <style:style style:name="T89" style:family="text">
      <style:text-properties fo:font-weight="normal" officeooo:rsid="01a1b799" style:font-weight-asian="normal" style:font-weight-complex="normal"/>
    </style:style>
    <style:style style:name="T90" style:family="text">
      <style:text-properties fo:font-weight="normal" officeooo:rsid="01a3634d" style:font-weight-asian="normal" style:font-weight-complex="normal"/>
    </style:style>
    <style:style style:name="T91" style:family="text">
      <style:text-properties fo:font-weight="normal" officeooo:rsid="01a43357" style:font-weight-asian="normal" style:font-weight-complex="normal"/>
    </style:style>
    <style:style style:name="T92" style:family="text">
      <style:text-properties fo:font-weight="normal" officeooo:rsid="01a60c66" style:font-weight-asian="normal" style:font-weight-complex="normal"/>
    </style:style>
    <style:style style:name="T93" style:family="text">
      <style:text-properties fo:font-weight="normal" officeooo:rsid="01a75a8d" style:font-weight-asian="normal" style:font-weight-complex="normal"/>
    </style:style>
    <style:style style:name="T94" style:family="text">
      <style:text-properties fo:font-weight="normal" officeooo:rsid="01af364d" style:font-weight-asian="normal" style:font-weight-complex="normal"/>
    </style:style>
    <style:style style:name="T95" style:family="text">
      <style:text-properties fo:font-weight="normal" officeooo:rsid="01b0d9c6" style:font-weight-asian="normal" style:font-weight-complex="normal"/>
    </style:style>
    <style:style style:name="T96" style:family="text">
      <style:text-properties fo:font-weight="normal" officeooo:rsid="01b17cda" style:font-weight-asian="normal" style:font-weight-complex="normal"/>
    </style:style>
    <style:style style:name="T97" style:family="text">
      <style:text-properties fo:font-weight="normal" officeooo:rsid="01b35733" style:font-weight-asian="normal" style:font-weight-complex="normal"/>
    </style:style>
    <style:style style:name="T98" style:family="text">
      <style:text-properties fo:font-weight="normal" officeooo:rsid="01b3936d" style:font-weight-asian="normal" style:font-weight-complex="normal"/>
    </style:style>
    <style:style style:name="T99" style:family="text">
      <style:text-properties fo:font-weight="normal" officeooo:rsid="01b92c74" style:font-weight-asian="normal" style:font-weight-complex="normal"/>
    </style:style>
    <style:style style:name="T100" style:family="text">
      <style:text-properties fo:font-weight="normal" officeooo:rsid="01ffbec9" style:font-weight-asian="normal" style:font-weight-complex="normal"/>
    </style:style>
    <style:style style:name="T101" style:family="text">
      <style:text-properties fo:font-weight="normal" officeooo:rsid="02045610" style:font-weight-asian="normal" style:font-weight-complex="normal"/>
    </style:style>
    <style:style style:name="T102" style:family="text">
      <style:text-properties fo:font-weight="normal" officeooo:rsid="02057684" style:font-weight-asian="normal" style:font-weight-complex="normal"/>
    </style:style>
    <style:style style:name="T103" style:family="text">
      <style:text-properties fo:font-weight="normal" officeooo:rsid="0207b941" style:font-weight-asian="normal" style:font-weight-complex="normal"/>
    </style:style>
    <style:style style:name="T104" style:family="text">
      <style:text-properties fo:font-weight="normal" officeooo:rsid="0209072d" style:font-weight-asian="normal" style:font-weight-complex="normal"/>
    </style:style>
    <style:style style:name="T105" style:family="text">
      <style:text-properties fo:font-weight="normal" officeooo:rsid="020cb8da" style:font-weight-asian="normal" style:font-weight-complex="normal"/>
    </style:style>
    <style:style style:name="T106" style:family="text">
      <style:text-properties fo:font-weight="normal" officeooo:rsid="020d739f" style:font-weight-asian="normal" style:font-weight-complex="normal"/>
    </style:style>
    <style:style style:name="T107" style:family="text">
      <style:text-properties fo:font-weight="normal" officeooo:rsid="0212834d" style:font-weight-asian="normal" style:font-weight-complex="normal"/>
    </style:style>
    <style:style style:name="T108" style:family="text">
      <style:text-properties fo:font-weight="normal" officeooo:rsid="02169585" style:font-weight-asian="normal" style:font-weight-complex="normal"/>
    </style:style>
    <style:style style:name="T109" style:family="text">
      <style:text-properties officeooo:rsid="00defafe"/>
    </style:style>
    <style:style style:name="T110" style:family="text">
      <style:text-properties officeooo:rsid="00e10b9e"/>
    </style:style>
    <style:style style:name="T111" style:family="text">
      <style:text-properties officeooo:rsid="00e382a9"/>
    </style:style>
    <style:style style:name="T112" style:family="text">
      <style:text-properties officeooo:rsid="01069c75"/>
    </style:style>
    <style:style style:name="T113" style:family="text">
      <style:text-properties officeooo:rsid="010f7105"/>
    </style:style>
    <style:style style:name="T114" style:family="text">
      <style:text-properties style:text-underline-style="none"/>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1b92c74" style:font-weight-asian="normal" style:font-weight-complex="normal"/>
    </style:style>
    <style:style style:name="T117" style:family="text">
      <style:text-properties style:text-underline-style="none" fo:font-weight="normal" officeooo:rsid="01bc3551" style:font-weight-asian="normal" style:font-weight-complex="normal"/>
    </style:style>
    <style:style style:name="T118" style:family="text">
      <style:text-properties style:text-underline-style="none" fo:font-weight="normal" officeooo:rsid="01bdcaf3" style:font-weight-asian="normal" style:font-weight-complex="normal"/>
    </style:style>
    <style:style style:name="T119" style:family="text">
      <style:text-properties style:text-underline-style="none" fo:font-weight="normal" officeooo:rsid="01be833b" style:font-weight-asian="normal" style:font-weight-complex="normal"/>
    </style:style>
    <style:style style:name="T120" style:family="text">
      <style:text-properties style:text-underline-style="none" fo:font-weight="normal" officeooo:rsid="01c0495a" style:font-weight-asian="normal" style:font-weight-complex="normal"/>
    </style:style>
    <style:style style:name="T121" style:family="text">
      <style:text-properties style:text-underline-style="none" fo:font-weight="normal" officeooo:rsid="01c5834a" style:font-weight-asian="normal" style:font-weight-complex="normal"/>
    </style:style>
    <style:style style:name="T122" style:family="text">
      <style:text-properties style:text-underline-style="none" fo:font-weight="normal" officeooo:rsid="01c6a914" style:font-weight-asian="normal" style:font-weight-complex="normal"/>
    </style:style>
    <style:style style:name="T123" style:family="text">
      <style:text-properties style:text-underline-style="none" fo:font-weight="normal" officeooo:rsid="01caee75" style:font-weight-asian="normal" style:font-weight-complex="normal"/>
    </style:style>
    <style:style style:name="T124" style:family="text">
      <style:text-properties style:text-underline-style="none" fo:font-weight="normal" officeooo:rsid="01cc7cd7" style:font-weight-asian="normal" style:font-weight-complex="normal"/>
    </style:style>
    <style:style style:name="T125" style:family="text">
      <style:text-properties style:text-underline-style="none" fo:font-weight="normal" officeooo:rsid="01cd3e85" style:font-weight-asian="normal" style:font-weight-complex="normal"/>
    </style:style>
    <style:style style:name="T126" style:family="text">
      <style:text-properties style:text-underline-style="none" fo:font-weight="normal" officeooo:rsid="01ce4bbc" style:font-weight-asian="normal" style:font-weight-complex="normal"/>
    </style:style>
    <style:style style:name="T127" style:family="text">
      <style:text-properties style:text-underline-style="none" fo:font-weight="normal" officeooo:rsid="01d23489" style:font-weight-asian="normal" style:font-weight-complex="normal"/>
    </style:style>
    <style:style style:name="T128" style:family="text">
      <style:text-properties style:text-underline-style="none" fo:font-weight="normal" officeooo:rsid="01d31d12" style:font-weight-asian="normal" style:font-weight-complex="normal"/>
    </style:style>
    <style:style style:name="T129" style:family="text">
      <style:text-properties style:text-underline-style="none" fo:font-weight="normal" officeooo:rsid="01d54a59" style:font-weight-asian="normal" style:font-weight-complex="normal"/>
    </style:style>
    <style:style style:name="T130" style:family="text">
      <style:text-properties style:text-underline-style="none" fo:font-weight="normal" officeooo:rsid="01d6b244" style:font-weight-asian="normal" style:font-weight-complex="normal"/>
    </style:style>
    <style:style style:name="T131" style:family="text">
      <style:text-properties style:text-underline-style="none" fo:font-weight="normal" officeooo:rsid="01d74837" style:font-weight-asian="normal" style:font-weight-complex="normal"/>
    </style:style>
    <style:style style:name="T132" style:family="text">
      <style:text-properties style:text-underline-style="none" fo:font-weight="normal" officeooo:rsid="01d8a1e1" style:font-weight-asian="normal" style:font-weight-complex="normal"/>
    </style:style>
    <style:style style:name="T133" style:family="text">
      <style:text-properties style:text-underline-style="none" fo:font-weight="normal" officeooo:rsid="01d9249c" style:font-weight-asian="normal" style:font-weight-complex="normal"/>
    </style:style>
    <style:style style:name="T134" style:family="text">
      <style:text-properties style:text-underline-style="none" fo:font-weight="normal" officeooo:rsid="01dbadbc" style:font-weight-asian="normal" style:font-weight-complex="normal"/>
    </style:style>
    <style:style style:name="T135" style:family="text">
      <style:text-properties style:text-underline-style="none" fo:font-weight="normal" officeooo:rsid="01dbba3b" style:font-weight-asian="normal" style:font-weight-complex="normal"/>
    </style:style>
    <style:style style:name="T136" style:family="text">
      <style:text-properties style:text-underline-style="none" fo:font-weight="normal" officeooo:rsid="01de3afc" style:font-weight-asian="normal" style:font-weight-complex="normal"/>
    </style:style>
    <style:style style:name="T137" style:family="text">
      <style:text-properties style:text-underline-style="none" fo:font-weight="normal" officeooo:rsid="01dffa20" style:font-weight-asian="normal" style:font-weight-complex="normal"/>
    </style:style>
    <style:style style:name="T138" style:family="text">
      <style:text-properties style:text-underline-style="none" fo:font-weight="normal" officeooo:rsid="01e0b39b" style:font-weight-asian="normal" style:font-weight-complex="normal"/>
    </style:style>
    <style:style style:name="T139" style:family="text">
      <style:text-properties style:text-underline-style="none" fo:font-weight="normal" officeooo:rsid="01e15fa4" style:font-weight-asian="normal" style:font-weight-complex="normal"/>
    </style:style>
    <style:style style:name="T140" style:family="text">
      <style:text-properties style:text-underline-style="none" fo:font-weight="normal" officeooo:rsid="01e1845c" style:font-weight-asian="normal" style:font-weight-complex="normal"/>
    </style:style>
    <style:style style:name="T141" style:family="text">
      <style:text-properties style:text-underline-style="none" fo:font-weight="normal" officeooo:rsid="01e254ef" style:font-weight-asian="normal" style:font-weight-complex="normal"/>
    </style:style>
    <style:style style:name="T142" style:family="text">
      <style:text-properties style:text-underline-style="none" fo:font-weight="normal" officeooo:rsid="01e39e6f" style:font-weight-asian="normal" style:font-weight-complex="normal"/>
    </style:style>
    <style:style style:name="T143" style:family="text">
      <style:text-properties style:text-underline-style="none" fo:font-weight="normal" officeooo:rsid="01e4fab8" style:font-weight-asian="normal" style:font-weight-complex="normal"/>
    </style:style>
    <style:style style:name="T144" style:family="text">
      <style:text-properties style:text-underline-style="none" fo:font-weight="normal" officeooo:rsid="01e4fe21" style:font-weight-asian="normal" style:font-weight-complex="normal"/>
    </style:style>
    <style:style style:name="T145" style:family="text">
      <style:text-properties style:text-underline-style="none" fo:font-weight="normal" officeooo:rsid="01e51ec1" style:font-weight-asian="normal" style:font-weight-complex="normal"/>
    </style:style>
    <style:style style:name="T146" style:family="text">
      <style:text-properties style:text-underline-style="none" fo:font-weight="normal" officeooo:rsid="01e5b77b" style:font-weight-asian="normal" style:font-weight-complex="normal"/>
    </style:style>
    <style:style style:name="T147" style:family="text">
      <style:text-properties style:text-underline-style="none" fo:font-weight="normal" officeooo:rsid="01e6ff4a" style:font-weight-asian="normal" style:font-weight-complex="normal"/>
    </style:style>
    <style:style style:name="T148" style:family="text">
      <style:text-properties style:text-underline-style="none" fo:font-weight="normal" officeooo:rsid="01e8a14a" style:font-weight-asian="normal" style:font-weight-complex="normal"/>
    </style:style>
    <style:style style:name="T149" style:family="text">
      <style:text-properties style:text-underline-style="none" fo:font-weight="normal" officeooo:rsid="01eb670d" style:font-weight-asian="normal" style:font-weight-complex="normal"/>
    </style:style>
    <style:style style:name="T150" style:family="text">
      <style:text-properties style:text-underline-style="none" fo:font-weight="normal" officeooo:rsid="01ec8107" style:font-weight-asian="normal" style:font-weight-complex="normal"/>
    </style:style>
    <style:style style:name="T151" style:family="text">
      <style:text-properties style:text-underline-style="none" fo:font-weight="normal" officeooo:rsid="01ecebfa" style:font-weight-asian="normal" style:font-weight-complex="normal"/>
    </style:style>
    <style:style style:name="T152" style:family="text">
      <style:text-properties style:text-underline-style="none" fo:font-weight="normal" officeooo:rsid="01ed5faf" style:font-weight-asian="normal" style:font-weight-complex="normal"/>
    </style:style>
    <style:style style:name="T153" style:family="text">
      <style:text-properties style:text-underline-style="none" fo:font-weight="normal" officeooo:rsid="01ed6f47" style:font-weight-asian="normal" style:font-weight-complex="normal"/>
    </style:style>
    <style:style style:name="T154" style:family="text">
      <style:text-properties style:text-underline-style="none" fo:font-weight="normal" officeooo:rsid="01f266ab" style:font-weight-asian="normal" style:font-weight-complex="normal"/>
    </style:style>
    <style:style style:name="T155" style:family="text">
      <style:text-properties style:text-underline-style="none" fo:font-weight="normal" officeooo:rsid="01f2e00d" style:font-weight-asian="normal" style:font-weight-complex="normal"/>
    </style:style>
    <style:style style:name="T156" style:family="text">
      <style:text-properties style:text-underline-style="none" fo:font-weight="normal" officeooo:rsid="01f36ba8" style:font-weight-asian="normal" style:font-weight-complex="normal"/>
    </style:style>
    <style:style style:name="T157" style:family="text">
      <style:text-properties style:text-underline-style="none" fo:font-weight="normal" officeooo:rsid="01f388b9" style:font-weight-asian="normal" style:font-weight-complex="normal"/>
    </style:style>
    <style:style style:name="T158" style:family="text">
      <style:text-properties style:text-underline-style="none" fo:font-weight="normal" officeooo:rsid="01f3d5a7" style:font-weight-asian="normal" style:font-weight-complex="normal"/>
    </style:style>
    <style:style style:name="T159" style:family="text">
      <style:text-properties style:text-underline-style="none" fo:font-weight="normal" officeooo:rsid="01f3f6e8" style:font-weight-asian="normal" style:font-weight-complex="normal"/>
    </style:style>
    <style:style style:name="T160" style:family="text">
      <style:text-properties style:text-underline-style="none" fo:font-weight="normal" officeooo:rsid="021c7f03" style:font-weight-asian="normal" style:font-weight-complex="normal"/>
    </style:style>
    <style:style style:name="T161" style:family="text">
      <style:text-properties style:text-underline-style="none" fo:font-weight="normal" officeooo:rsid="021d78ef" style:font-weight-asian="normal" style:font-weight-complex="normal"/>
    </style:style>
    <style:style style:name="T162" style:family="text">
      <style:text-properties style:text-underline-style="none" fo:font-weight="normal" officeooo:rsid="021e5245" style:font-weight-asian="normal" style:font-weight-complex="normal"/>
    </style:style>
    <style:style style:name="T163" style:family="text">
      <style:text-properties style:text-underline-style="none" fo:font-weight="normal" officeooo:rsid="021ed376" style:font-weight-asian="normal" style:font-weight-complex="normal"/>
    </style:style>
    <style:style style:name="T164" style:family="text">
      <style:text-properties style:text-underline-style="none" fo:font-weight="normal" officeooo:rsid="02246ba8" style:font-weight-asian="normal" style:font-weight-complex="normal"/>
    </style:style>
    <style:style style:name="T165" style:family="text">
      <style:text-properties style:text-underline-style="none" fo:font-weight="normal" officeooo:rsid="02258940" style:font-weight-asian="normal" style:font-weight-complex="normal"/>
    </style:style>
    <style:style style:name="T166" style:family="text">
      <style:text-properties style:text-underline-style="none" fo:font-weight="normal" officeooo:rsid="0226d86e" style:font-weight-asian="normal" style:font-weight-complex="normal"/>
    </style:style>
    <style:style style:name="T167" style:family="text">
      <style:text-properties style:text-underline-style="none" fo:font-weight="normal" officeooo:rsid="022748a4" style:font-weight-asian="normal" style:font-weight-complex="normal"/>
    </style:style>
    <style:style style:name="T168" style:family="text">
      <style:text-properties style:text-underline-style="none" fo:font-weight="normal" officeooo:rsid="0228983e" style:font-weight-asian="normal" style:font-weight-complex="normal"/>
    </style:style>
    <style:style style:name="T169" style:family="text">
      <style:text-properties style:text-underline-style="none" fo:font-weight="normal" officeooo:rsid="02291ff8" style:font-weight-asian="normal" style:font-weight-complex="normal"/>
    </style:style>
    <style:style style:name="T170" style:family="text">
      <style:text-properties style:text-underline-style="none" fo:font-weight="normal" officeooo:rsid="022a6262" style:font-weight-asian="normal" style:font-weight-complex="normal"/>
    </style:style>
    <style:style style:name="T171" style:family="text">
      <style:text-properties style:text-underline-style="none" fo:font-weight="normal" officeooo:rsid="022b46e5" style:font-weight-asian="normal" style:font-weight-complex="normal"/>
    </style:style>
    <style:style style:name="T172" style:family="text">
      <style:text-properties style:text-underline-style="none" fo:font-weight="normal" officeooo:rsid="022c9082" style:font-weight-asian="normal" style:font-weight-complex="normal"/>
    </style:style>
    <style:style style:name="T173" style:family="text">
      <style:text-properties style:text-underline-style="none" fo:font-weight="normal" officeooo:rsid="022f7294" style:font-weight-asian="normal" style:font-weight-complex="normal"/>
    </style:style>
    <style:style style:name="T174" style:family="text">
      <style:text-properties style:text-underline-style="none" fo:font-weight="normal" officeooo:rsid="02301099" style:font-weight-asian="normal" style:font-weight-complex="normal"/>
    </style:style>
    <style:style style:name="T175" style:family="text">
      <style:text-properties style:text-underline-style="none" fo:font-weight="normal" officeooo:rsid="0230eaa3" style:font-weight-asian="normal" style:font-weight-complex="normal"/>
    </style:style>
    <style:style style:name="T176" style:family="text">
      <style:text-properties style:text-underline-style="none" fo:font-weight="normal" officeooo:rsid="02319b08" style:font-weight-asian="normal" style:font-weight-complex="normal"/>
    </style:style>
    <style:style style:name="T177" style:family="text">
      <style:text-properties style:text-underline-style="none" fo:font-weight="normal" officeooo:rsid="023286e9" style:font-weight-asian="normal" style:font-weight-complex="normal"/>
    </style:style>
    <style:style style:name="T178" style:family="text">
      <style:text-properties style:text-underline-style="none" fo:font-weight="normal" officeooo:rsid="0233d7a8" style:font-weight-asian="normal" style:font-weight-complex="normal"/>
    </style:style>
    <style:style style:name="T179" style:family="text">
      <style:text-properties style:text-underline-style="none" fo:font-weight="normal" officeooo:rsid="02356694" style:font-weight-asian="normal" style:font-weight-complex="normal"/>
    </style:style>
    <style:style style:name="T180" style:family="text">
      <style:text-properties style:text-underline-style="none" officeooo:rsid="01c0495a"/>
    </style:style>
    <style:style style:name="T181" style:family="text">
      <style:text-properties style:text-underline-style="none" officeooo:rsid="01ca1050"/>
    </style:style>
    <style:style style:name="T182" style:family="text">
      <style:text-properties style:text-underline-style="none" officeooo:rsid="01c1d2c4"/>
    </style:style>
    <style:style style:name="T183" style:family="text">
      <style:text-properties style:text-underline-style="none" officeooo:rsid="01dbadbc"/>
    </style:style>
    <style:style style:name="T184" style:family="text">
      <style:text-properties style:text-underline-style="none" officeooo:rsid="01e9a29e"/>
    </style:style>
    <style:style style:name="T185" style:family="text">
      <style:text-properties style:text-underline-style="none" officeooo:rsid="01ec8107"/>
    </style:style>
    <style:style style:name="T186" style:family="text">
      <style:text-properties style:text-underline-style="none" officeooo:rsid="01ecebfa"/>
    </style:style>
    <style:style style:name="T187" style:family="text">
      <style:text-properties style:text-underline-style="none" officeooo:rsid="01ed5faf"/>
    </style:style>
    <style:style style:name="T188" style:family="text">
      <style:text-properties style:text-underline-style="none" officeooo:rsid="01f1e56f"/>
    </style:style>
    <style:style style:name="T189" style:family="text">
      <style:text-properties style:text-underline-style="none" officeooo:rsid="0238eb28"/>
    </style:style>
    <style:style style:name="T190" style:family="text">
      <style:text-properties officeooo:rsid="011aa240"/>
    </style:style>
    <style:style style:name="T191" style:family="text">
      <style:text-properties officeooo:rsid="013a7a50"/>
    </style:style>
    <style:style style:name="T192" style:family="text">
      <style:text-properties officeooo:rsid="01441799"/>
    </style:style>
    <style:style style:name="T193" style:family="text">
      <style:text-properties officeooo:rsid="01452cbc"/>
    </style:style>
    <style:style style:name="T194" style:family="text">
      <style:text-properties officeooo:rsid="014e6c2a"/>
    </style:style>
    <style:style style:name="T195" style:family="text">
      <style:text-properties officeooo:rsid="014f2fa8"/>
    </style:style>
    <style:style style:name="T196" style:family="text">
      <style:text-properties fo:font-size="16pt" style:font-size-asian="16pt" style:font-size-complex="16pt"/>
    </style:style>
    <style:style style:name="T197" style:family="text">
      <style:text-properties fo:font-size="16pt" officeooo:rsid="00ed8a65" style:font-size-asian="16pt" style:font-size-complex="16pt"/>
    </style:style>
    <style:style style:name="T198" style:family="text">
      <style:text-properties fo:font-size="16pt" officeooo:rsid="01b92c74" style:font-size-asian="16pt" style:font-size-complex="16pt"/>
    </style:style>
    <style:style style:name="T199" style:family="text">
      <style:text-properties officeooo:rsid="01c2f5ad"/>
    </style:style>
    <style:style style:name="T200" style:family="text">
      <style:text-properties officeooo:rsid="01f57688"/>
    </style:style>
    <style:style style:name="T201" style:family="text">
      <style:text-properties officeooo:rsid="01f5ca53"/>
    </style:style>
    <style:style style:name="T202" style:family="text">
      <style:text-properties officeooo:rsid="01f6f5ba"/>
    </style:style>
    <style:style style:name="T203" style:family="text">
      <style:text-properties officeooo:rsid="01fb942d"/>
    </style:style>
    <style:style style:name="T204" style:family="text">
      <style:text-properties officeooo:rsid="01fbafc6"/>
    </style:style>
    <style:style style:name="T205" style:family="text">
      <style:text-properties officeooo:rsid="020efe5a"/>
    </style:style>
    <style:style style:name="T206" style:family="text">
      <style:text-properties officeooo:rsid="01ed6f47"/>
    </style:style>
    <style:style style:name="T207" style:family="text">
      <style:text-properties officeooo:rsid="0236be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3">01505118</text:p>
      <text:p text:style-name="P4"/>
      <text:p text:style-name="P2">Dokumentation <text:span text:style-name="T109">- </text:span>Computer Science Runner</text:p>
      <text:p text:style-name="P5"/>
      <text:p text:style-name="P7"><text:span text:style-name="T4">H</text:span><text:span text:style-name="T3">ier findet man eine Dokumentation der wichtigsten Spielmechaniken und eine technische Beschreibung</text:span><text:span text:style-name="T5"> des Projekts</text:span><text:span text:style-name="T3">.</text:span></text:p>
      <text:p text:style-name="P16"/>
      <text:p text:style-name="P30">Spielmechaniken</text:p>
      <text:p text:style-name="P17">ComputerScienceRunner ist ein Jump 'n' Run Spiel, bei dem man den Studienplan des Studiums Bachelor Informatik und Master Informatik durchspielen kann. </text:p>
      <text:p text:style-name="P17"/>
      <text:p text:style-name="P11"><text:span text:style-name="T110">S</text:span>pieler</text:p>
      <text:p text:style-name="P20"><text:span text:style-name="T110">D</text:span>er Spieler kann einen männlichen oder weiblichen Charakter wählen, wenn er das Spiel <text:span text:style-name="T200">zum ersten</text:span> Mal spielt. Man kann den Charakter in den Optionen wieder ändern.</text:p>
      <text:p text:style-name="P18"/>
      <text:p text:style-name="P8"><text:span text:style-name="T110">L</text:span>evels</text:p>
      <text:p text:style-name="P27">Es gibt insgesamt 10 Level im Spiel und jedes Level stellt sozusagen ein Semester dar. Am Anfang kann der Spieler nur das erste Level spielen und muss jedes Level freischalten, indem er das vorherige Level absolviert. Man kann jedoch in den Optionen auch alle Levels sofort freischalten. Dieses Feature habe ich deswegen eingebaut, da manche Spieler eventuell ein Level skippen möchten oder erst beim Master, also bei Level 7 beginnen wollen. Man kann auch den bisherigen Fortschritt in den Optionen löschen und wieder bei Level 1 beginnen. Jedes Level hat eine eigene Musik (siehe Credits) und ein eigenen Stil (z.B. Wüste, Eis, Grün, Herbst usw.).<text:span text:style-name="T205"> Die Musik und die Soundeffekt dürfen natürlich verwendet werden, solange Autor, ein Link zur Quelle und ein Link zur Lizenz bzw. zu den Lizenzen angegeben werden.</text:span></text:p>
      <text:p text:style-name="P17"/>
      <text:p text:style-name="P12">ECTS</text:p>
      <text:p text:style-name="P28">In jedem Level bzw. Semester gibt es 30 ECTS zu sammeln. Die ECTS haben für den Spieler an sich keinen Nutzen, sondern sind nur ein Collectible wie in vielen Jump 'n' Runs. Der Spieler muss also nicht alle 30 ECTS haben um ein Level zu absolvieren. Es gibt auch gelbe ECTSBricks. Wenn der Spieler dagegen springt, kann der Spieler den ECTS Punkt<text:span text:style-name="T201">, der üben dem ECTSBrick erscheint,</text:span> einsammeln.</text:p>
      <text:p text:style-name="P21"/>
      <text:p text:style-name="P13">Coins</text:p>
      <text:p text:style-name="P22"><text:span text:style-name="T110">E</text:span>s gibt im Spiel auch Coins, die der Spieler <text:span text:style-name="T202">ein</text:span>sammeln kann. <text:span text:style-name="T112">Diese haben so wie ECTS keinen Nutzen. Es gibt auch gelbe CoinBricks, welche optisch genauso aussehen wie ECTSBricks. Wenn der Spieler dagegen springt, kann der Spieler den Coin einsammeln.</text:span></text:p>
      <text:p text:style-name="P23"/>
      <text:p text:style-name="P14">Herzen</text:p>
      <text:p text:style-name="P24"><text:span text:style-name="T112">D</text:span>er Spieler hat 3 Herzen. Wenn er 0 Herzen hat, gibt es ein Game Over.<text:span text:style-name="T113"> Man kann im Spiel natürlich auch Herzen einsammeln. Herzen verliert man wenn man einen Bug (also Käfer) an den Seiten oder unten berührt oder wenn man Lava oder Spikes (also Stacheln) berührt. Es gibt auch gelbe HeartBricks, welche optisch genauso aussehen wie ECTSBricks oder CoinBricks. Wenn der Spieler dagegen springt, kann der Spieler das Herz, welches über dem HeartBrick erscheint, einsammeln.</text:span></text:p>
      <text:p text:style-name="P17"/>
      <text:p text:style-name="P17"/>
      <text:p text:style-name="P17"/>
      <text:p text:style-name="P9"><text:soft-page-break/><text:span text:style-name="T110">I</text:span>nformationskacheln<text:span text:style-name="T190"> bzw. InfoBricks</text:span></text:p>
      <text:p text:style-name="P26">In jedem Level findet man Informationskacheln bzw. InfoBricks, gegen die der Spieler mit dem Kopf springen kann um den Text zu lesen. Dabei werden dem Spieler Inhalte vermittelt über die Lehrveranstaltungen die er besuchen muss bzw. kann. Man kann die Texte in "InfoBrickTexte.pdf" bzw. in "InfoBrickTexte .odt" <text:s/>nachlesen.</text:p>
      <text:p text:style-name="P17"/>
      <text:p text:style-name="P10"><text:span text:style-name="T111">F</text:span>ragen</text:p>
      <text:p text:style-name="P29">Am Ende jedes Levels, werden dem Spieler 3 Fragen gestellt, jedoch gibt es <text:span text:style-name="T204">beim Falschbeantworten </text:span>keinen Nachteil für ihn, <text:span text:style-name="T203">selbst </text:span>wenn er alle Fragen falsch beantwortet. Man kann die Fragen in "Fragen.pdf" bzw. in "Fragen.odt" <text:s/>nachlesen.</text:p>
      <text:p text:style-name="P19"/>
      <text:p text:style-name="P15">Gegner</text:p>
      <text:p text:style-name="P25">Im Spiel gibt es Bugs bzw. Käfer die als Gegner auftreten. Der Spieler kann von oben auf einen Käfer springen um ihn zu <text:span text:style-name="T192">"zerstampfen"</text:span>.<text:span text:style-name="T193"> Es gibt insgeamt 3 Gegnertypen. Es gibt einen einfachen Bug, der nur von links nach rechts geht. Es gibt auch FlyingBugs, die fliegen. Es gibt SpearBugs, die Speere auf den Spieler werfen. Man kann auch auf die Speere springen und diese so zerstören. (Es gab in einer früheren Version auch JumpingBugs, jedoch gab es auf manchen Systemen Abstürze kurz nachdem ein JumpingBug "zerstampft" wurde. Ich konnte den Fehler leider nicht lösen und entschied mich daher, alle JumpingBugs aus dem Spiel zu entfernen.)</text:span></text:p>
      <text:p text:style-name="P25"/>
      <text:p text:style-name="P31"/>
      <text:p text:style-name="P6"><text:span text:style-name="T197">T</text:span><text:span text:style-name="T196">echnische Beschreibung</text:span></text:p>
      <text:p text:style-name="P62"><text:span text:style-name="T3">Das Spiel wurde mit Java geschrieben. Dabei wurde das libGDX</text:span><text:span text:style-name="T6"> Framework verwendet, welches relativ bekannt ist und platformübergreifende Spieleentwicklung ermöglicht.</text:span><text:span text:style-name="T7"> </text:span><text:span text:style-name="T10">Als IDE habe ich Android Studio verwendet</text:span><text:span text:style-name="T11">. E</text:span><text:span text:style-name="T7">igentlich </text:span><text:span text:style-name="T8">wollte ich das Spiel für Android </text:span><text:span text:style-name="T9">veröffentlichen, jedoch gab es einige Probleme, die beim Testen am PC nicht auftr</text:span><text:span text:style-name="T12">a</text:span><text:span text:style-name="T9">ten. Zum Beispiel stürzte das Spiel an der selben Stelle ab oder bei beweglichen Platformen blieb der Spieler stecken oder rutsche zur Seite ab.</text:span><text:span text:style-name="T10"> </text:span><text:span text:style-name="T15">Diese Probleme gab es leider bei mehreren Smartphones</text:span><text:span text:style-name="T16">, jedoch </text:span><text:span text:style-name="T13">hatte ich beim Testen am PC </text:span><text:span text:style-name="T16">keine </text:span><text:span text:style-name="T19">dieser Probleme</text:span><text:span text:style-name="T13">. Außerdem war die Steuerung am Smartphone zu ungenau</text:span><text:span text:style-name="T14"> für das Spiel</text:span><text:span text:style-name="T13">, auch nachdem ich die Buttons vergrößert habe.</text:span><text:span text:style-name="T17"> Ich halte es daher für besser, das Spiel als einfache .exe Datei für den PC </text:span><text:span text:style-name="T100">zu veröffentlichen</text:span><text:span text:style-name="T18">, die man sich herunterladen kann</text:span><text:span text:style-name="T20">.</text:span></text:p>
      <text:p text:style-name="P82"/>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32"><text:soft-page-break/>Java Klassen</text:p>
      <text:p text:style-name="P81"/>
      <text:p text:style-name="P67"><text:span text:style-name="T191">H</text:span>ud<text:span text:style-name="T195">.java:</text:span><text:span text:style-name="T28"> </text:span><text:span text:style-name="T32">Zeigt Anzahl der Herze</text:span><text:span text:style-name="T46">n</text:span><text:span text:style-name="T32">, ECTS, Coins und das</text:span><text:span text:style-name="T33"> jetzige</text:span><text:span text:style-name="T32"> Semester </text:span><text:span text:style-name="T33">im Spiel </text:span><text:span text:style-name="T32">an</text:span></text:p>
      <text:p text:style-name="P68">InfoWidget<text:span text:style-name="T195">.java:</text:span><text:span text:style-name="T29"> </text:span><text:span text:style-name="T34">Ist das Fenster mit dem Text, wenn der Spieler gegen ein InfoBrick springt</text:span></text:p>
      <text:p text:style-name="P78"/>
      <text:p text:style-name="P77"><text:span text:style-name="T1">Brick</text:span><text:span text:style-name="T2">.java:</text:span><text:span text:style-name="T195"> Ein einfacher Brick aus Holz, der nichts macht, wenn der Spieler dagegen springt</text:span></text:p>
      <text:p text:style-name="P69">Coin<text:span text:style-name="T195">.java:</text:span><text:span text:style-name="T30"> </text:span><text:span text:style-name="T35">Kann der Spieler einsammeln</text:span></text:p>
      <text:p text:style-name="P70">CoinBrick<text:span text:style-name="T195">.java:</text:span><text:span text:style-name="T31"> </text:span><text:span text:style-name="T36">Wenn der Spieler dagegenspringt, erscheint ein Coin, was man einsammeln kann</text:span></text:p>
      <text:p text:style-name="P71">ECTS<text:span text:style-name="T195">.java:</text:span><text:span text:style-name="T37"> </text:span><text:span text:style-name="T35">Kann der Spieler einsammeln</text:span></text:p>
      <text:p text:style-name="P71">ECTSBrick<text:span text:style-name="T195">.java:</text:span><text:span text:style-name="T27"> </text:span><text:span text:style-name="T36">Wenn der Spieler dagegenspringt, erscheint ein </text:span><text:span text:style-name="T38">ECTS</text:span><text:span text:style-name="T36">, was man einsammeln kann</text:span></text:p>
      <text:p text:style-name="P72">Heart<text:span text:style-name="T195">.java: </text:span><text:span text:style-name="T39">Kann der Spieler einsammeln um ein Herz mehr zu haben</text:span></text:p>
      <text:p text:style-name="P73">HeartBrick<text:span text:style-name="T195">.java:</text:span><text:span text:style-name="T40"> </text:span><text:span text:style-name="T36">Wenn der Spieler dagegenspringt, erscheint ein </text:span><text:span text:style-name="T41">Herz</text:span><text:span text:style-name="T36">, was man einsammeln kann</text:span></text:p>
      <text:p text:style-name="P68"><text:span text:style-name="T191">H</text:span>orizontalPlatform<text:span text:style-name="T195">.java:</text:span><text:span text:style-name="T42"> Bewegliche Platform die </text:span><text:span text:style-name="T102">abwechselnd </text:span><text:span text:style-name="T42">von links nach rechts geht</text:span></text:p>
      <text:p text:style-name="P74"><text:span text:style-name="T191">V</text:span>erticalPlatform<text:span text:style-name="T195">.java:</text:span><text:span text:style-name="T43"> </text:span><text:span text:style-name="T42">Bewegliche Platform die </text:span><text:span text:style-name="T102">abwechselnd</text:span><text:span text:style-name="T42"> von </text:span><text:span text:style-name="T43">unten</text:span><text:span text:style-name="T42"> nach</text:span><text:span text:style-name="T43"> oben</text:span><text:span text:style-name="T42"> geht</text:span><text:span text:style-name="T101"> </text:span></text:p>
      <text:p text:style-name="P68"><text:span text:style-name="T191">I</text:span>nfoBrick<text:span text:style-name="T195">.java:</text:span><text:span text:style-name="T44"> Wenn der Spieler dagegenspringt, erscheint ein Text</text:span><text:span text:style-name="T103"> (über das InfoWidget)</text:span></text:p>
      <text:p text:style-name="P68"><text:span text:style-name="T191">T</text:span>rampoline<text:span text:style-name="T195">.java:</text:span><text:span text:style-name="T45"> Hilft dem Spieler höher zu springen</text:span></text:p>
      <text:p text:style-name="P68"><text:span text:style-name="T191">I</text:span>nteractiveObject<text:span text:style-name="T195">.java:</text:span><text:span text:style-name="T47"> Viele Klassen erben von dieser Klasse</text:span><text:span text:style-name="T48">. Definiert Körper</text:span><text:span text:style-name="T49"> für Box2D</text:span></text:p>
      <text:p text:style-name="P78"/>
      <text:p text:style-name="P75">FlyingBug<text:span text:style-name="T195">.java:</text:span><text:span text:style-name="T50"> Fliegender </text:span><text:span text:style-name="T104">Käfer</text:span></text:p>
      <text:p text:style-name="P75"><text:span text:style-name="T191">P</text:span>layer<text:span text:style-name="T195">.java:</text:span><text:span text:style-name="T52"> Klasse für Spieler. Steuerung</text:span><text:span text:style-name="T53"> des Spielers</text:span><text:span text:style-name="T52"> ist hier implementiert</text:span></text:p>
      <text:p text:style-name="P75">Spear<text:span text:style-name="T195">.java:</text:span><text:span text:style-name="T54"> </text:span><text:span text:style-name="T55">Klasse für </text:span><text:span text:style-name="T54">Speer</text:span><text:span text:style-name="T55">e</text:span><text:span text:style-name="T54">, welche vom SpearBug geworfen werden k</text:span><text:span text:style-name="T56">ö</text:span><text:span text:style-name="T54">nn</text:span><text:span text:style-name="T56">en</text:span></text:p>
      <text:p text:style-name="P76"><text:span text:style-name="T191">S</text:span>pearBug<text:span text:style-name="T195">.java:</text:span><text:span text:style-name="T57"> </text:span><text:span text:style-name="T104">Käfer</text:span><text:span text:style-name="T57">, der Speere wirft</text:span></text:p>
      <text:p text:style-name="P66"><text:span text:style-name="T194">WalkingBug.java:</text:span><text:span text:style-name="T57"> </text:span><text:span text:style-name="T104">Käfer</text:span><text:span text:style-name="T57">, der nur</text:span><text:span text:style-name="T105"> abwechselnd</text:span><text:span text:style-name="T57"> von links nach rechts geht</text:span></text:p>
      <text:p text:style-name="P79"/>
      <text:p text:style-name="P75">CreditsScreen<text:span text:style-name="T195">.java:</text:span><text:span text:style-name="T58"> Hier stehen die Credits für die Musik und </text:span><text:span text:style-name="T106">die </text:span><text:span text:style-name="T58">Soundeffekte</text:span></text:p>
      <text:p text:style-name="P75">GameOverScreen<text:span text:style-name="T195">.java:</text:span><text:span text:style-name="T59"> Wird angezeigt, wenn der Spieler stirbt</text:span></text:p>
      <text:p text:style-name="P75">GenderSelectionScreen<text:span text:style-name="T195">.java:</text:span><text:span text:style-name="T60"> Spieler kann </text:span><text:span text:style-name="T61">hier </text:span><text:span text:style-name="T60">männlichen oder weiblichen Charakter wählen</text:span></text:p>
      <text:p text:style-name="P75">LevelSelectionScreen<text:span text:style-name="T195">.java:</text:span><text:span text:style-name="T62"> Hier kann man das Level auswählen, welches man spielen will</text:span></text:p>
      <text:p text:style-name="P75">MainMenuScreen<text:span text:style-name="T195">.java:</text:span><text:span text:style-name="T63"> Hauptmenü des Spiels</text:span></text:p>
      <text:p text:style-name="P75">OptionsScreen<text:span text:style-name="T195">.java:</text:span><text:span text:style-name="T64"> </text:span><text:span text:style-name="T68">Man kann</text:span><text:span text:style-name="T65"> Spielstand löschen, Charakter </text:span><text:span text:style-name="T66">ändern</text:span><text:span text:style-name="T67"> </text:span><text:span text:style-name="T69">oder</text:span><text:span text:style-name="T65"> alle Level freischalten</text:span></text:p>
      <text:p text:style-name="P75">PauseScreen<text:span text:style-name="T195">.java:</text:span><text:span text:style-name="T27"> </text:span><text:span text:style-name="T71">W</text:span><text:span text:style-name="T70">enn der Spieler während dem Spiel auf den Pause-Button drückt</text:span></text:p>
      <text:p text:style-name="P75">PlayScreen<text:span text:style-name="T195">.java:</text:span><text:span text:style-name="T71"> Der Screen der das eigentliche Spiel darstellt</text:span></text:p>
      <text:p text:style-name="P75">QuestionScreen<text:span text:style-name="T195">.java:</text:span><text:span text:style-name="T72"> Hier werden die Fragen gestellt am Ende des Levels</text:span></text:p>
      <text:p text:style-name="P75">SemesterCompletedScreen<text:span text:style-name="T195">.java:</text:span><text:span text:style-name="T73"> Wird angezeigt, nachdem </text:span><text:span text:style-name="T74">das </text:span><text:span text:style-name="T73">Level und</text:span><text:span text:style-name="T75"> die</text:span><text:span text:style-name="T73"> Fragen fertig sind</text:span></text:p>
      <text:p text:style-name="P80"/>
      <text:p text:style-name="P75">ComputerScienceRunner<text:span text:style-name="T195">.java:</text:span><text:span text:style-name="T76"> Hauptklasse des Spiels</text:span><text:span text:style-name="T77">, wo</text:span><text:span text:style-name="T107"> sich</text:span><text:span text:style-name="T77"> globale Variablen </text:span><text:span text:style-name="T107">befinden usw.</text:span></text:p>
      <text:p text:style-name="P75">CustomOrthogonalTiledMapRenderer<text:span text:style-name="T195">.java:</text:span><text:span text:style-name="T78"> </text:span><text:span text:style-name="T79">Wird benötigt, da ECTS und Coins sich nicht weiterdrehen sollen,</text:span><text:span text:style-name="T108"> wenn</text:span><text:span text:style-name="T79"> der Spieler Text aus einem InfoBrick ließt</text:span></text:p>
      <text:p text:style-name="P75">Question<text:span text:style-name="T195">.java:</text:span><text:span text:style-name="T80"> </text:span><text:span text:style-name="T81">Einfache Klasse, die eine Frage mit den möglichen Antworten darstellt</text:span></text:p>
      <text:p text:style-name="P75">SmartphoneController<text:span text:style-name="T195">.java:</text:span><text:span text:style-name="T82"> </text:span><text:span text:style-name="T83">Wird</text:span><text:span text:style-name="T85"> </text:span><text:span text:style-name="T84">nur</text:span><text:span text:style-name="T83"> benötigt für den Pause-Button im </text:span><text:span text:style-name="T86">HUD</text:span></text:p>
      <text:p text:style-name="P75">WorldContactListener<text:span text:style-name="T195">.java:</text:span><text:span text:style-name="T87"> </text:span><text:span text:style-name="T91">Wird a</text:span><text:span text:style-name="T89">ufgerufen,</text:span><text:span text:style-name="T90"> wenn</text:span><text:span text:style-name="T88"> es im Spiel zwischen zwei Box2D Körper einen Kontakt gibt</text:span><text:span text:style-name="T92">. Wenn z.B. der Spieler mit einem ECTS kollidiert, dann verschwindet es und der ECTS Counter wird um </text:span><text:span text:style-name="T93">eins</text:span><text:span text:style-name="T92"> erhöht</text:span></text:p>
      <text:p text:style-name="P65"/>
      <text:p text:style-name="P65"/>
      <text:p text:style-name="P65"/>
      <text:p text:style-name="P65"/>
      <text:p text:style-name="P65"/>
      <text:p text:style-name="P65"/>
      <text:p text:style-name="P33"><text:soft-page-break/>Tiled</text:p>
      <text:p text:style-name="P63"><text:span text:style-name="T20">D</text:span><text:span text:style-name="T3">ie Levels für das Spiel wurden alle mit dem Programm Tiled erstellt.</text:span><text:span text:style-name="T21"> Der Tiled Map Editor ist extrem bekannt und wird für Platformer aber auch für Top-Down-RPGs </text:span><text:span text:style-name="T22">häufig </text:span><text:span text:style-name="T21">verwendet.</text:span><text:span text:style-name="T23"> Für jedes Level gibt es eine eigene .tmx Datei die mit Tiled erstellt wurde. In diesen Dateien wird das </text:span><text:span text:style-name="T24">gesamte </text:span><text:span text:style-name="T23">Level definiert. </text:span><text:span text:style-name="T24">Also wo sich Gegner befinden, welche Texte in den Informationskacheln stehen, welche Fragen am Ende des Levels gestellt werden, welche beweglichen Platforme</text:span><text:span text:style-name="T26">n</text:span><text:span text:style-name="T24"> im Level sind</text:span><text:span text:style-name="T25"> und so weiter.</text:span><text:span text:style-name="T94"> </text:span><text:span text:style-name="T95">Man findet die Levels unter</text:span><text:span text:style-name="T96"> </text:span><text:span text:style-name="T95">"android\assets\levels"</text:span><text:span text:style-name="T96">.</text:span><text:span text:style-name="T97"> Alle Assets (also Grafiken, Musik</text:span><text:span text:style-name="T98">, Levels</text:span><text:span text:style-name="T97"> usw.) befinden sich unter "</text:span><text:span text:style-name="T95">android\assets\</text:span><text:span text:style-name="T97">".</text:span><text:span text:style-name="T99"> </text:span></text:p>
      <text:p text:style-name="P83"/>
      <text:p text:style-name="P36"><text:span text:style-name="T196">Tiled</text:span><text:span text:style-name="T198"> Layer Erklärung</text:span></text:p>
      <text:p text:style-name="P37"><text:span text:style-name="T116">In Tiled </text:span><text:span text:style-name="T117">gibt es Kachelebene</text:span><text:span text:style-name="T118">n</text:span><text:span text:style-name="T117">, wo die Grafik des Levels definiert wird und Objektebene</text:span><text:span text:style-name="T118">n, wo einfach gesagt Rechtecke definiert werden für die Kollisionserkennung und z.B. für die Positionen der Gegner</text:span><text:span text:style-name="T119"> und der beweglichen Platformen</text:span><text:span text:style-name="T118"> und so weiter.</text:span><text:span text:style-name="T121"> Man sollte die Reihenfolge der Ebenen nicht </text:span><text:span text:style-name="T160">ändern</text:span><text:span text:style-name="T121">, da im Spiel über den Index der Layer zugegriffen wird und man Probleme bekommen würde. </text:span><text:span text:style-name="T122">Wenn man einen neue Ebene</text:span><text:span text:style-name="T161"> (egal ob Objekt- oder Kachelebene)</text:span><text:span text:style-name="T122"> hinzufügt, sollte diese daher immer ganz oben sein.</text:span></text:p>
      <text:p text:style-name="P84"/>
      <text:p text:style-name="P39"><text:span text:style-name="T199">Objekt</text:span>ebenen:</text:p>
      <text:p text:style-name="P41"><text:span text:style-name="T180">S</text:span><text:span text:style-name="T114">kybox</text:span><text:span text:style-name="T181">:</text:span><text:span text:style-name="T123"> </text:span><text:span text:style-name="T162">"Decke" des Levels, </text:span><text:span text:style-name="T163">d</text:span><text:span text:style-name="T123">amit der Spieler nicht eventuell durch ein JumpingBug zu weit nach oben fliegt</text:span></text:p>
      <text:p text:style-name="P42"><text:span text:style-name="T114">VerticalPlatform</text:span><text:span text:style-name="T181">:</text:span><text:span text:style-name="T124"> Für vertikale Platformen</text:span></text:p>
      <text:p text:style-name="P44"><text:span text:style-name="T180">H</text:span><text:span text:style-name="T114">orizontalPlatform</text:span><text:span text:style-name="T181">:</text:span><text:span text:style-name="T125"> </text:span><text:span text:style-name="T124">Für </text:span><text:span text:style-name="T126">horizontale</text:span><text:span text:style-name="T124"> Platformen</text:span></text:p>
      <text:p text:style-name="P43"><text:span text:style-name="T114">Trampoline</text:span><text:span text:style-name="T181">:</text:span><text:span text:style-name="T127"> Rechteck dort machen wo man ein Trampoline </text:span><text:span text:style-name="T130">haben</text:span><text:span text:style-name="T127"> will</text:span></text:p>
      <text:p text:style-name="P45"><text:span text:style-name="T114">Spikes(+Lava)</text:span><text:span text:style-name="T181">:</text:span><text:span text:style-name="T128"> </text:span><text:span text:style-name="T127">Rechteck dort machen wo man </text:span><text:span text:style-name="T129">Spikes oder Lava</text:span><text:span text:style-name="T127"> </text:span><text:span text:style-name="T130">haben</text:span><text:span text:style-name="T127"> will</text:span></text:p>
      <text:p text:style-name="P46"><text:span text:style-name="T180">S</text:span><text:span text:style-name="T114">pearBug</text:span><text:span text:style-name="T181">:</text:span><text:span text:style-name="T131"> </text:span><text:span text:style-name="T127">Rechteck dort machen wo man ein </text:span><text:span text:style-name="T132">SpearBug</text:span><text:span text:style-name="T129"> </text:span><text:span text:style-name="T130">haben</text:span><text:span text:style-name="T127"> will</text:span></text:p>
      <text:p text:style-name="P47"><text:span text:style-name="T180">F</text:span><text:span text:style-name="T114">lyingBug</text:span><text:span text:style-name="T181">:</text:span><text:span text:style-name="T133"> </text:span><text:span text:style-name="T127">Rechteck dort machen wo man ein </text:span><text:span text:style-name="T120">F</text:span><text:span text:style-name="T115">lyingBug</text:span><text:span text:style-name="T129"> </text:span><text:span text:style-name="T130">haben</text:span><text:span text:style-name="T127"> will</text:span></text:p>
      <text:p text:style-name="P48"><text:span text:style-name="T180">B</text:span><text:span text:style-name="T114">ug</text:span><text:span text:style-name="T181">:</text:span><text:span text:style-name="T134"> </text:span><text:span text:style-name="T127">Rechteck dort machen wo man ein </text:span><text:span text:style-name="T134">einfachen Bug</text:span><text:span text:style-name="T129"> </text:span><text:span text:style-name="T130">haben</text:span><text:span text:style-name="T127"> will</text:span></text:p>
      <text:p text:style-name="P43"><text:span text:style-name="T180">O</text:span><text:span text:style-name="T114">newayPlatform</text:span><text:span text:style-name="T181">:</text:span><text:span text:style-name="T135"> Wird benötigt wenn man wo drauf springen kann von unten</text:span></text:p>
      <text:p text:style-name="P49"><text:span text:style-name="T114">Goal</text:span><text:span text:style-name="T181">:</text:span><text:span text:style-name="T137"> </text:span><text:span text:style-name="T165">"Fahnenstange"</text:span><text:span text:style-name="T137"> </text:span><text:span text:style-name="T166">am Ende der Levels</text:span><text:span text:style-name="T167">.</text:span><text:span text:style-name="T136"> Hier stehen auch die Fragen </text:span><text:span text:style-name="T164">und Anworten </text:span><text:span text:style-name="T136">drinnen</text:span></text:p>
      <text:p text:style-name="P50"><text:span text:style-name="T114">CoinBricks</text:span><text:span text:style-name="T181">:</text:span><text:span text:style-name="T138"> </text:span><text:span text:style-name="T127">Rechteck dort machen wo man ein </text:span><text:span text:style-name="T138">CoinBrick</text:span><text:span text:style-name="T129"> </text:span><text:span text:style-name="T130">haben</text:span><text:span text:style-name="T127"> will</text:span></text:p>
      <text:p text:style-name="P51"><text:span text:style-name="T114">Coins</text:span><text:span text:style-name="T181">:</text:span><text:span text:style-name="T139"> </text:span><text:span text:style-name="T127">Rechteck dort machen wo man ein </text:span><text:span text:style-name="T139">Coin</text:span><text:span text:style-name="T129"> </text:span><text:span text:style-name="T130">haben</text:span><text:span text:style-name="T127"> will</text:span><text:span text:style-name="T140">. Immer einzeln pro Coin machen</text:span></text:p>
      <text:p text:style-name="P52"><text:span text:style-name="T114">Wall</text:span><text:span text:style-name="T181">:</text:span><text:span text:style-name="T141"> </text:span><text:span text:style-name="T142">Damit der Spieler links und rechts nicht aus dem Level </text:span><text:span text:style-name="T143">raus kann</text:span></text:p>
      <text:p text:style-name="P53"><text:span text:style-name="T114">InfoBricks</text:span><text:span text:style-name="T181">:</text:span><text:span text:style-name="T144"> </text:span><text:span text:style-name="T127">Rechteck dort</text:span><text:span text:style-name="T148">hin</text:span><text:span text:style-name="T127"> wo man ein </text:span><text:span text:style-name="T145">InfoBrick </text:span><text:span text:style-name="T130">haben</text:span><text:span text:style-name="T127"> will</text:span><text:span text:style-name="T146">.</text:span><text:span text:style-name="T147"> Text in Eigenschaften reinschreiben</text:span></text:p>
      <text:p text:style-name="P54"><text:span text:style-name="T114">HeartBricks</text:span><text:span text:style-name="T181">:</text:span><text:span text:style-name="T184"> </text:span><text:span text:style-name="T127">Rechteck dort machen wo man ein </text:span><text:span text:style-name="T149">HeartBrick</text:span><text:span text:style-name="T129"> </text:span><text:span text:style-name="T130">haben</text:span><text:span text:style-name="T127"> will</text:span></text:p>
      <text:p text:style-name="P55"><text:span text:style-name="T114">Hearts</text:span><text:span text:style-name="T181">:</text:span><text:span text:style-name="T185"> </text:span><text:span text:style-name="T127">Rechteck dort machen wo man ein </text:span><text:span text:style-name="T169">Herz</text:span><text:span text:style-name="T129"> </text:span><text:span text:style-name="T130">haben</text:span><text:span text:style-name="T127"> will</text:span></text:p>
      <text:p text:style-name="P55"><text:span text:style-name="T114">ECTSBricks</text:span><text:span text:style-name="T181">:</text:span><text:span text:style-name="T185"> </text:span><text:span text:style-name="T127">Rechteck dort machen wo man ein </text:span><text:span text:style-name="T150">ECTSBrick</text:span><text:span text:style-name="T129"> </text:span><text:span text:style-name="T130">haben</text:span><text:span text:style-name="T127"> will</text:span></text:p>
      <text:p text:style-name="P58"><text:span text:style-name="T114">ECTS</text:span><text:span text:style-name="T181">:</text:span><text:span text:style-name="T185"> </text:span><text:span text:style-name="T127">Rechteck dort machen wo man ein </text:span><text:span text:style-name="T151">ECTS</text:span><text:span text:style-name="T129"> </text:span><text:span text:style-name="T130">haben</text:span><text:span text:style-name="T127"> will</text:span><text:span text:style-name="T168">.</text:span><text:span text:style-name="T140"> Immer einzeln pro </text:span><text:span text:style-name="T168">ECTS</text:span><text:span text:style-name="T140"> machen</text:span></text:p>
      <text:p text:style-name="P56"><text:span text:style-name="T114">Bricks</text:span><text:span text:style-name="T181">:</text:span><text:span text:style-name="T186"> </text:span><text:span text:style-name="T127">Rechteck dort machen wo man ein </text:span><text:span text:style-name="T170">normales </text:span><text:span text:style-name="T151">Brick</text:span><text:span text:style-name="T171"> (was nichts bringt)</text:span><text:span text:style-name="T129"> </text:span><text:span text:style-name="T130">haben</text:span><text:span text:style-name="T127"> will</text:span></text:p>
      <text:p text:style-name="P57"><text:span text:style-name="T114">Ground</text:span><text:span text:style-name="T181">:</text:span><text:span text:style-name="T187"> </text:span><text:span text:style-name="T152">Für den Boden, aber auch für </text:span><text:span text:style-name="T172">starre Platformen oder </text:span><text:span text:style-name="T152">z.B. Wände eines Raums usw.</text:span></text:p>
      <text:p text:style-name="P85"/>
      <text:p text:style-name="P38">Kachelebenen:</text:p>
      <text:p text:style-name="P40"><text:span text:style-name="T114">Graphics:</text:span><text:span text:style-name="T188"> </text:span><text:span text:style-name="T154">Für alles andere</text:span><text:span text:style-name="T155"> außer dem Hintergrund.</text:span><text:span text:style-name="T156"> Falls man irgendwo ein ECTSBrick, CoinBrick oder HeartBrick hinsetzt, darf das Feld darüber nicht leer sein</text:span><text:span text:style-name="T158"> im GraphicsLayer</text:span><text:span text:style-name="T156">, sonst crasht das Spiel, wenn der Spieler</text:span><text:span text:style-name="T157"> gegen das </text:span><text:span text:style-name="T156">ECTSBrick, CoinBrick oder HeartBrick springt</text:span></text:p>
      <text:p text:style-name="P38"><text:span text:style-name="T114">Background</text:span><text:span text:style-name="T182">:</text:span><text:span text:style-name="T153"> Nur für </text:span><text:span text:style-name="T159">den </text:span><text:span text:style-name="T153">Hintergrund des Spiels. Hintergrund ist immer einfärbig momentan</text:span></text:p>
      <text:p text:style-name="P86"/>
      <text:p text:style-name="P86"/>
      <text:p text:style-name="P86"/>
      <text:p text:style-name="P34"><text:soft-page-break/><text:span text:style-name="T206">S</text:span>onstiges:</text:p>
      <text:p text:style-name="P87"/>
      <text:p text:style-name="P61"><text:span text:style-name="T115">Bei </text:span><text:span text:style-name="T175">Buttons gibt es leider keine Zeichen für </text:span><text:span text:style-name="T177">"</text:span><text:span text:style-name="T175">üäö</text:span><text:span text:style-name="T177">"</text:span><text:span text:style-name="T176"> und </text:span><text:span text:style-name="T177">"</text:span><text:span text:style-name="T175">Ü</text:span><text:span text:style-name="T177">Ä</text:span><text:span text:style-name="T175">Ö</text:span><text:span text:style-name="T177">"</text:span><text:span text:style-name="T175">. Ich habe es aber so geändert, dass man andere Symbole verwenden kann, um diese Buchstaben darzustellen.</text:span></text:p>
      <text:p text:style-name="P87"/>
      <text:p text:style-name="P59"><text:span text:style-name="T115"># f</text:span><text:span text:style-name="T173">ü</text:span><text:span text:style-name="T115">r ü</text:span></text:p>
      <text:p text:style-name="P59"><text:span text:style-name="T115">% f</text:span><text:span text:style-name="T173">ü</text:span><text:span text:style-name="T115">r Ü</text:span></text:p>
      <text:p text:style-name="P87"/>
      <text:p text:style-name="P59"><text:span text:style-name="T115">@ f</text:span><text:span text:style-name="T173">ü</text:span><text:span text:style-name="T115">r ä</text:span></text:p>
      <text:p text:style-name="P59"><text:span text:style-name="T115">&amp; f</text:span><text:span text:style-name="T173">ü</text:span><text:span text:style-name="T115">r Ä</text:span></text:p>
      <text:p text:style-name="P87"/>
      <text:p text:style-name="P59"><text:span text:style-name="T115">&gt; f</text:span><text:span text:style-name="T173">ü</text:span><text:span text:style-name="T115">r ö</text:span></text:p>
      <text:p text:style-name="P59"><text:span text:style-name="T178">©</text:span><text:span text:style-name="T115"> f</text:span><text:span text:style-name="T173">ü</text:span><text:span text:style-name="T115">r Ö <text:s text:c="2"/></text:span><text:span text:style-name="T179"><text:s text:c="11"/></text:span><text:span text:style-name="T115">(</text:span><text:span text:style-name="T174">Alt gedrückt halten und 0169 eingeben, dann erscheint dieses Symbol</text:span><text:span text:style-name="T115">)</text:span></text:p>
      <text:p text:style-name="P87"/>
      <text:p text:style-name="P87"/>
      <text:p text:style-name="P35"><text:span text:style-name="T207">Verwendete Musik und Soundeffekte</text:span>:</text:p>
      <text:p text:style-name="P89"/>
      <text:p text:style-name="P90">Musik:</text:p>
      <text:p text:style-name="P87">https://opengameart.org/content/platformer-game-music-pack</text:p>
      <text:p text:style-name="P87">https://opengameart.org/content/orchestral-adventure</text:p>
      <text:p text:style-name="P87">https://opengameart.org/content/8bit-adventure</text:p>
      <text:p text:style-name="P87">https://opengameart.org/content/8bit-style-music</text:p>
      <text:p text:style-name="P87"/>
      <text:p text:style-name="P88">https://opengameart.org/content/magic-space</text:p>
      <text:p text:style-name="P91">(public domain)</text:p>
      <text:p text:style-name="P87"/>
      <text:p text:style-name="P87"/>
      <text:p text:style-name="P90">Soundeffekte:</text:p>
      <text:p text:style-name="P87">https://opengameart.org/content/platformer-jumping-sounds</text:p>
      <text:p text:style-name="P87">https://opengameart.org/content/8-bit-platformer-sfx</text:p>
      <text:p text:style-name="P87">https://opengameart.org/content/level-finish-fanfares</text:p>
      <text:p text:style-name="P87">https://opengameart.org/content/win-sound-1</text:p>
      <text:p text:style-name="P87">https://opengameart.org/content/bad-sound-2</text:p>
      <text:p text:style-name="P87"/>
      <text:p text:style-name="P88">https://opengameart.org/content/platformer-sounds-terminal-interaction-door-shots-bang-and-footsteps</text:p>
      <text:p text:style-name="P91">(public domain)</text:p>
      <text:p text:style-name="P88"/>
      <text:p text:style-name="P88">https://opengameart.org/content/game-over-soundold-school</text:p>
      <text:p text:style-name="P60"><text:span text:style-name="T189">(</text:span><text:span text:style-name="T114">public dom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2-01T18:49:07.606000000</dc:date>
    <meta:editing-duration>PT8H12M44S</meta:editing-duration>
    <meta:editing-cycles>538</meta:editing-cycles>
    <meta:generator>LibreOffice/5.1.5.2$Windows_x86 LibreOffice_project/7a864d8825610a8c07cfc3bc01dd4fce6a9447e5</meta:generator>
    <meta:document-statistic meta:table-count="0" meta:image-count="0" meta:object-count="0" meta:page-count="5" meta:paragraph-count="113" meta:word-count="1617" meta:character-count="11347" meta:non-whitespace-character-count="9825"/>
  </office:meta>
</office:document-meta>
</file>